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76793" officeooo:paragraph-rsid="00176793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87d33" officeooo:paragraph-rsid="00187d33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1b027b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1bd4a6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fee08" officeooo:paragraph-rsid="001fee08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officeooo:paragraph-rsid="001b027b"/>
    </style:style>
    <style:style style:name="P2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1b027b" officeooo:paragraph-rsid="001b027b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26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27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fa2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f4c44"/>
    </style:style>
    <style:style style:name="T7" style:family="text">
      <style:text-properties officeooo:rsid="00110619"/>
    </style:style>
    <style:style style:name="T8" style:family="text">
      <style:text-properties officeooo:rsid="0011f2af"/>
    </style:style>
    <style:style style:name="T9" style:family="text">
      <style:text-properties officeooo:rsid="001273d0"/>
    </style:style>
    <style:style style:name="T10" style:family="text">
      <style:text-properties officeooo:rsid="0013b178"/>
    </style:style>
    <style:style style:name="T11" style:family="text">
      <style:text-properties officeooo:rsid="00155682"/>
    </style:style>
    <style:style style:name="T12" style:family="text">
      <style:text-properties officeooo:rsid="00176793"/>
    </style:style>
    <style:style style:name="T13" style:family="text">
      <style:text-properties officeooo:rsid="001b027b"/>
    </style:style>
    <style:style style:name="T14" style:family="text">
      <style:text-properties fo:font-weight="normal" officeooo:rsid="001bd4a6" style:font-weight-asian="normal" style:font-weight-complex="normal"/>
    </style:style>
    <style:style style:name="T15" style:family="text">
      <style:text-properties fo:font-weight="normal" officeooo:rsid="001d0dec" style:font-weight-asian="normal" style:font-weight-complex="normal"/>
    </style:style>
    <style:style style:name="T16" style:family="text">
      <style:text-properties officeooo:rsid="001cf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Superboard II </text:span><text:span text:style-name="T1">Quick Reference</text:span></text:p>
      <text:p text:style-name="P5">For the <text:span text:style-name="T8">Briel Computers Superboard ///</text:span></text:p>
      <text:p text:style-name="P1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8"><text:span text:style-name="T6">26</text:span>-<text:span text:style-name="T7">Jan</text:span>-201<text:span text:style-name="T7">5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General Specifications</text:p>
          </table:table-cell>
          <table:covered-table-cell/>
        </table:table-row>
        <table:table-row>
          <table:table-cell table:style-name="Table3.A2" office:value-type="string">
            <text:p text:style-name="P10">CPU</text:p>
          </table:table-cell>
          <table:table-cell table:style-name="Table3.B2" office:value-type="string">
            <text:p text:style-name="P7">65C02</text:p>
          </table:table-cell>
        </table:table-row>
        <table:table-row>
          <table:table-cell table:style-name="Table3.A2" office:value-type="string">
            <text:p text:style-name="P10">Clock Speed</text:p>
          </table:table-cell>
          <table:table-cell table:style-name="Table3.B2" office:value-type="string">
            <text:p text:style-name="P7">1 MHz</text:p>
          </table:table-cell>
        </table:table-row>
        <table:table-row>
          <table:table-cell table:style-name="Table3.A2" office:value-type="string">
            <text:p text:style-name="P10">RAM</text:p>
          </table:table-cell>
          <table:table-cell table:style-name="Table3.B2" office:value-type="string">
            <text:p text:style-name="P7">32KB</text:p>
          </table:table-cell>
        </table:table-row>
        <table:table-row>
          <table:table-cell table:style-name="Table3.A2" office:value-type="string">
            <text:p text:style-name="P10">ROM</text:p>
          </table:table-cell>
          <table:table-cell table:style-name="Table3.B2" office:value-type="string">
            <text:p text:style-name="P7"><text:span text:style-name="T8">10</text:span>KB</text:p>
          </table:table-cell>
        </table:table-row>
        <table:table-row>
          <table:table-cell table:style-name="Table3.A2" office:value-type="string">
            <text:p text:style-name="P10">Keyboard</text:p>
          </table:table-cell>
          <table:table-cell table:style-name="Table3.B2" office:value-type="string">
            <text:p text:style-name="P7"><text:span text:style-name="T9">Integral 53-key</text:span></text:p>
          </table:table-cell>
        </table:table-row>
        <table:table-row>
          <table:table-cell table:style-name="Table3.A2" office:value-type="string">
            <text:p text:style-name="P10">Video</text:p>
          </table:table-cell>
          <table:table-cell table:style-name="Table3.B2" office:value-type="string">
            <text:p text:style-name="P7">Composite</text:p>
          </table:table-cell>
        </table:table-row>
        <table:table-row>
          <table:table-cell table:style-name="Table3.A2" office:value-type="string">
            <text:p text:style-name="P10">Power Input</text:p>
          </table:table-cell>
          <table:table-cell table:style-name="Table3.B2" office:value-type="string">
            <text:p text:style-name="P7"><text:span text:style-name="T10">USB 5V host or power supply 1000mA or more</text:span></text:p>
          </table:table-cell>
        </table:table-row>
        <table:table-row>
          <table:table-cell table:style-name="Table3.A2" office:value-type="string">
            <text:p text:style-name="P10">Serial Port Settings</text:p>
          </table:table-cell>
          <table:table-cell table:style-name="Table3.B2" office:value-type="string">
            <text:p text:style-name="P7"><text:span text:style-name="T10">96</text:span>00 bps 8N1, no handshaking, no flow control</text:p>
          </table:table-cell>
        </table:table-row>
      </table:table>
      <text:p text:style-name="P2"/>
      <text:p text:style-name="P4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Address Range</text:p>
          </table:table-cell>
          <table:table-cell table:style-name="Table5.B1" office:value-type="string">
            <text:p text:style-name="P11">Comments</text:p>
          </table:table-cell>
        </table:table-row>
        <table:table-row>
          <table:table-cell table:style-name="Table5.A2" office:value-type="string">
            <text:p text:style-name="P12">$0000 - $00FF</text:p>
          </table:table-cell>
          <table:table-cell table:style-name="Table5.B2" office:value-type="string">
            <text:p text:style-name="P12">Zero page RAM</text:p>
          </table:table-cell>
        </table:table-row>
        <table:table-row>
          <table:table-cell table:style-name="Table5.A2" office:value-type="string">
            <text:p text:style-name="P12">$0100 - $01FF</text:p>
          </table:table-cell>
          <table:table-cell table:style-name="Table5.B2" office:value-type="string">
            <text:p text:style-name="P12">Stack RAM</text:p>
          </table:table-cell>
        </table:table-row>
        <table:table-row>
          <table:table-cell table:style-name="Table5.A2" office:value-type="string">
            <text:p text:style-name="P12">$0000 - $7FFF</text:p>
          </table:table-cell>
          <table:table-cell table:style-name="Table5.B2" office:value-type="string">
            <text:p text:style-name="P12">RAM <text:span text:style-name="T11">(32K Superboard ///)</text:span></text:p>
          </table:table-cell>
        </table:table-row>
        <table:table-row>
          <table:table-cell table:style-name="Table5.A2" office:value-type="string">
            <text:p text:style-name="P12">$<text:span text:style-name="T11">A</text:span>000 - $<text:span text:style-name="T11">B</text:span>FFF</text:p>
          </table:table-cell>
          <table:table-cell table:style-name="Table5.B2" office:value-type="string">
            <text:p text:style-name="P26">ROM (BASIC)</text:p>
          </table:table-cell>
        </table:table-row>
        <table:table-row>
          <table:table-cell table:style-name="Table5.A2" office:value-type="string">
            <text:p text:style-name="P12">$<text:span text:style-name="T11">D085</text:span> - $<text:span text:style-name="T11">D39D</text:span></text:p>
          </table:table-cell>
          <table:table-cell table:style-name="Table5.B2" office:value-type="string">
            <text:p text:style-name="P26">Video memory (25x25 mode)</text:p>
          </table:table-cell>
        </table:table-row>
        <table:table-row>
          <table:table-cell table:style-name="Table5.A2" office:value-type="string">
            <text:p text:style-name="P12">$<text:span text:style-name="T11">D080</text:span> - $<text:span text:style-name="T11">D3</text:span>FF</text:p>
          </table:table-cell>
          <table:table-cell table:style-name="Table5.B2" office:value-type="string">
            <text:p text:style-name="P26">Video memory (32x28 mode)</text:p>
          </table:table-cell>
        </table:table-row>
        <table:table-row>
          <table:table-cell table:style-name="Table5.A2" office:value-type="string">
            <text:p text:style-name="P12">$<text:span text:style-name="T11">D</text:span>F00</text:p>
          </table:table-cell>
          <table:table-cell table:style-name="Table5.B2" office:value-type="string">
            <text:p text:style-name="P26">Keyboard</text:p>
          </table:table-cell>
        </table:table-row>
        <table:table-row>
          <table:table-cell table:style-name="Table5.A2" office:value-type="string">
            <text:p text:style-name="P27">$FF00-$F001</text:p>
          </table:table-cell>
          <table:table-cell table:style-name="Table5.B2" office:value-type="string">
            <text:p text:style-name="P27">6850 ACIA</text:p>
          </table:table-cell>
        </table:table-row>
        <table:table-row>
          <table:table-cell table:style-name="Table5.A2" office:value-type="string">
            <text:p text:style-name="P27">$F800-$FFFF</text:p>
          </table:table-cell>
          <table:table-cell table:style-name="Table5.B2" office:value-type="string">
            <text:p text:style-name="P27">ROM (OSI routines and monitor)</text:p>
          </table:table-cell>
        </table:table-row>
      </table:table>
      <text:p text:style-name="P2"/>
      <text:p text:style-name="P4">Useful Addresses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Description</text:p>
          </table:table-cell>
          <table:table-cell table:style-name="Table4.A1" office:value-type="string">
            <text:p text:style-name="P10">Hex</text:p>
          </table:table-cell>
          <table:table-cell table:style-name="Table4.C1" office:value-type="string">
            <text:p text:style-name="P10">Decimal</text:p>
          </table:table-cell>
        </table:table-row>
        <table:table-row>
          <table:table-cell table:style-name="Table4.A2" office:value-type="string">
            <text:p text:style-name="P14">NMI address</text:p>
          </table:table-cell>
          <table:table-cell table:style-name="Table4.A2" office:value-type="string">
            <text:p text:style-name="P14">$0100</text:p>
          </table:table-cell>
          <table:table-cell table:style-name="Table4.C2" office:value-type="string">
            <text:p text:style-name="P18">256</text:p>
          </table:table-cell>
        </table:table-row>
        <table:table-row>
          <table:table-cell table:style-name="Table4.A2" office:value-type="string">
            <text:p text:style-name="P14">IRQ address</text:p>
          </table:table-cell>
          <table:table-cell table:style-name="Table4.A2" office:value-type="string">
            <text:p text:style-name="P14">$01C0</text:p>
          </table:table-cell>
          <table:table-cell table:style-name="Table4.C2" office:value-type="string">
            <text:p text:style-name="P18">448</text:p>
          </table:table-cell>
        </table:table-row>
        <table:table-row>
          <table:table-cell table:style-name="Table4.A2" office:value-type="string">
            <text:p text:style-name="P14">Keyboard (write row, read column)</text:p>
          </table:table-cell>
          <table:table-cell table:style-name="Table4.A2" office:value-type="string">
            <text:p text:style-name="P14">$DF00</text:p>
          </table:table-cell>
          <table:table-cell table:style-name="Table4.C2" office:value-type="string">
            <text:p text:style-name="P18">57088</text:p>
          </table:table-cell>
        </table:table-row>
        <table:table-row>
          <table:table-cell table:style-name="Table4.A2" office:value-type="string">
            <text:p text:style-name="P14">6850 ACIA status/control register</text:p>
          </table:table-cell>
          <table:table-cell table:style-name="Table4.A2" office:value-type="string">
            <text:p text:style-name="P14">$F000</text:p>
          </table:table-cell>
          <table:table-cell table:style-name="Table4.C2" office:value-type="string">
            <text:p text:style-name="P18">61440</text:p>
          </table:table-cell>
        </table:table-row>
        <table:table-row>
          <table:table-cell table:style-name="Table4.A2" office:value-type="string">
            <text:p text:style-name="P14">6850 ACIA data register</text:p>
          </table:table-cell>
          <table:table-cell table:style-name="Table4.A2" office:value-type="string">
            <text:p text:style-name="P14">$F001</text:p>
          </table:table-cell>
          <table:table-cell table:style-name="Table4.C2" office:value-type="string">
            <text:p text:style-name="P18">61441</text:p>
          </table:table-cell>
        </table:table-row>
        <table:table-row>
          <table:table-cell table:style-name="Table4.A2" office:value-type="string">
            <text:p text:style-name="P14">Reset <text:s/>address</text:p>
          </table:table-cell>
          <table:table-cell table:style-name="Table4.A2" office:value-type="string">
            <text:p text:style-name="P14">$FF00</text:p>
          </table:table-cell>
          <table:table-cell table:style-name="Table4.C2" office:value-type="string">
            <text:p text:style-name="P18">65280</text:p>
          </table:table-cell>
        </table:table-row>
        <table:table-row>
          <table:table-cell table:style-name="Table4.A2" office:value-type="string">
            <text:p text:style-name="P13">NMI vector</text:p>
          </table:table-cell>
          <table:table-cell table:style-name="Table4.A2" office:value-type="string">
            <text:p text:style-name="P7">$F<text:span text:style-name="T12">FFA,$FFFC</text:span></text:p>
          </table:table-cell>
          <table:table-cell table:style-name="Table4.C2" office:value-type="string">
            <text:p text:style-name="P18">65530,65531</text:p>
          </table:table-cell>
        </table:table-row>
        <table:table-row>
          <table:table-cell table:style-name="Table4.A2" office:value-type="string">
            <text:p text:style-name="P13">Reset vector</text:p>
          </table:table-cell>
          <table:table-cell table:style-name="Table4.A2" office:value-type="string">
            <text:p text:style-name="P7">$F<text:span text:style-name="T12">FFC,$FFFD</text:span> </text:p>
          </table:table-cell>
          <table:table-cell table:style-name="Table4.C2" office:value-type="string">
            <text:p text:style-name="P18">65532,65533</text:p>
          </table:table-cell>
        </table:table-row>
        <table:table-row>
          <table:table-cell table:style-name="Table4.A2" office:value-type="string">
            <text:p text:style-name="P13">IRQ vector</text:p>
          </table:table-cell>
          <table:table-cell table:style-name="Table4.A2" office:value-type="string">
            <text:p text:style-name="P7">$F<text:span text:style-name="T12">FFE,$FFFF</text:span></text:p>
          </table:table-cell>
          <table:table-cell table:style-name="Table4.C2" office:value-type="string">
            <text:p text:style-name="P18">65534,65535</text:p>
          </table:table-cell>
        </table:table-row>
      </table:table>
      <text:p text:style-name="P4"/>
      <text:p text:style-name="P2"/>
      <text:p text:style-name="P2"><text:soft-page-break/><text:span text:style-name="T4">ROM</text:span><text:span text:style-name="T3"> Monitor </text:span><text:span text:style-name="T4">Commands</text:span></text:p>
      <text:p text:style-name="P3"/>
      <text:p text:style-name="P17">Display: <text:s/><text:span text:style-name="T2">AAAA <text:s/>DD</text:span></text:p>
      <text:p text:style-name="P17"/>
      <text:p text:style-name="P17">In address mode, enter 4 character hex address. In data mode, enter 2 character hex data.</text:p>
      <text:p text:style-name="P17"/>
      <text:p text:style-name="P17">"/" enters data mode.</text:p>
      <text:p text:style-name="P17">"." enters address mode.</text:p>
      <text:p text:style-name="P17">&lt;Return&gt; (in data mode) advances to next address.</text:p>
      <text:p text:style-name="P17">"L" (in address mode) loads from cassette tape/serial port.</text:p>
      <text:p text:style-name="P17">"G" (in address mode) starts execution from current address mode.</text:p>
      <text:p text:style-name="P24"/>
      <text:p text:style-name="P4"><text:span text:style-name="T13">Microsoft</text:span> BASIC</text:p>
      <text:p text:style-name="P2"/>
      <text:p text:style-name="P15"><text:span text:style-name="T13">Keywords:</text:span></text:p>
      <text:p text:style-name="P17"/>
      <text:p text:style-name="P17">ABS() AND ASC() ATN() CHR$() CLEAR CONT COS() DATA DEF DIM END EXP() FN FOR FRE() GOSUB GOTO IF INPUT INT() LEFT$() LEN() LET LIST LOAD LOG() MID$() NEW NEXT NOT NULL ON OR PEEK() POKE POS() PRINT READ REM RESTORE RETURN RIGHT$() RND() RUN SAVE SGN() SIN() SPC() SQR() STEP STOP STR$() TAB() TAN() THEN TO USR() VAL() WAIT</text:p>
      <text:p text:style-name="P17"/>
      <text:p text:style-name="P17">Editing:</text:p>
      <text:p text:style-name="P17"/>
      <text:p text:style-name="P17">&lt;Shift&gt;+O<text:tab/>Erase last character</text:p>
      <text:p text:style-name="P17">&lt;Shift&gt;+P<text:tab/>Erase current line</text:p>
      <text:p text:style-name="P17">&lt;Control&gt;+C<text:tab/>Interrupt running program or LIST command.</text:p>
      <text:p text:style-name="P17">&lt;Control&gt;+O <text:tab/>Suspend output until ano</text:p>
      <text:p text:style-name="P21"/>
      <text:p text:style-name="P4">Krusader Assembler</text:p>
      <text:p text:style-name="P4"/>
      <text:p text:style-name="P23">Boot prompt:</text:p>
      <text:p text:style-name="P25"/>
      <text:p text:style-name="P19">D/C/W/M ?_</text:p>
      <text:p text:style-name="P19">| <text:s text:c="3"/>| <text:s text:c="3"/>| <text:s text:c="3"/>+--&gt; ROM Monitor</text:p>
      <text:p text:style-name="P19">| <text:s text:c="3"/>| <text:s text:c="3"/>+-----&gt; Warm start (does not clear any BASIC program)</text:p>
      <text:p text:style-name="P19">| <text:s text:c="3"/>+---------&gt; Cold start (clears any BASIC program)</text:p>
      <text:p text:style-name="P19">+------------&gt; Disk boot (requires disk controller)</text:p>
      <text:p text:style-name="P19"/>
      <text:p text:style-name="P19">Default video is 25 chars x 25 lines. Power on with <text:span text:style-name="T16">BREAK</text:span> key down to get 32 chars x 28 lines.</text:p>
      <text:p text:style-name="P19"/>
      <text:p text:style-name="P16"><text:span text:style-name="T14">Serial Port protocol: 9600 bps, 8N1, no flow control or hardware handshaking. </text:span><text:span text:style-name="T15">For BASIC, use </text:span><text:span text:style-name="T14">50ms char delay, 200ms line de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1-26T17:32:11.726833472</dc:date>
    <meta:editing-duration>PT5H24M9S</meta:editing-duration>
    <meta:editing-cycles>60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2" meta:paragraph-count="98" meta:word-count="378" meta:character-count="2240" meta:non-whitespace-character-count="1941"/>
  </office:meta>
</office:document-meta>
</file>